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5d5f" officeooo:paragraph-rsid="001ddbde"/>
    </style:style>
    <style:style style:name="P2" style:family="paragraph" style:parent-style-name="Standard">
      <style:text-properties officeooo:paragraph-rsid="001ddbde"/>
    </style:style>
    <style:style style:name="P3" style:family="paragraph" style:parent-style-name="Header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rsid="00191bcb"/>
    </style:style>
    <style:style style:name="P5" style:family="paragraph" style:parent-style-name="Text_20_body">
      <style:text-properties officeooo:paragraph-rsid="001ddbde"/>
    </style:style>
    <style:style style:name="P6" style:family="paragraph" style:parent-style-name="Heading_20_1">
      <style:text-properties officeooo:paragraph-rsid="001c3e4e"/>
    </style:style>
    <style:style style:name="P7" style:family="paragraph" style:parent-style-name="Heading_20_1">
      <style:text-properties officeooo:paragraph-rsid="001ddbde"/>
    </style:style>
    <style:style style:name="P8" style:family="paragraph" style:parent-style-name="Heading_20_3">
      <style:text-properties officeooo:paragraph-rsid="001ddbde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a5d5f"/>
    </style:style>
    <style:style style:name="T2" style:family="text">
      <style:text-properties officeooo:rsid="001c3e4e"/>
    </style:style>
    <style:style style:name="T3" style:family="text">
      <style:text-properties officeooo:rsid="00191bcb"/>
    </style:style>
    <style:style style:name="T4" style:family="text">
      <style:text-properties officeooo:rsid="001ddbd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 silver bullet</text:p>
      <text:p text:style-name="P4"/>
      <text:p text:style-name="P4"/>
      <text:h text:style-name="P8" text:outline-level="3"><text:span text:style-name="T4">Materia: Elementos de ingenieria de software</text:span></text:h>
      <text:h text:style-name="Heading_20_3" text:outline-level="3"><text:span text:style-name="T4">Profesor: Nicolas Paez</text:span></text:h>
      <text:h text:style-name="Heading_20_3" text:outline-level="3"><text:span text:style-name="T4">Alumno: Mariano Varela</text:span></text:h>
      <text:p text:style-name="P5"><text:span text:style-name="T4"/>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0"><text:a xlink:type="simple" xlink:href="#__RefHeading__343_2051337837" text:style-name="Index_20_Link" text:visited-style-name="Index_20_Link">Conclusión<text:tab/>1</text:a></text:p>
          <text:p text:style-name="P10"><text:a xlink:type="simple" xlink:href="#__RefHeading__345_2051337837" text:style-name="Index_20_Link" text:visited-style-name="Index_20_Link">Resumen<text:tab/>1</text:a></text:p>
        </text:index-body>
      </text:table-of-content>
      <text:h text:style-name="P7" text:outline-level="1"><text:span text:style-name="T2">Conclusión</text:span></text:h>
      <text:p text:style-name="P2"><text:span text:style-name="T3">En el ensayo, Frederick Brooks hace una </text:span><text:span text:style-name="T1">analogía</text:span><text:span text:style-name="T3"> entre la </text:span><text:span text:style-name="T1">relación</text:span><text:span text:style-name="T3"> del hombre lobo y la bala de plata con </text:span><text:span text:style-name="T1">la situación de la industria del software en la actualidad.</text:span></text:p>
      <text:p text:style-name="P1">¿Que es lo que quiere decir el autor con esto? Si bien la bala de plata termina con la maldicion del </text:p>
      <text:p text:style-name="P1">hombre lobo, en lo que refiere a la ingenieria del software no hay balas de plata que hagan achicar los costos del software asi como sucede con la industria del hardware.</text:p>
      <text:p text:style-name="P1"><text:span text:style-name="T2">Se ha tratado de mejorar esta situacion con nuevas metodologias de trabajo y nuevas tecnologias pero ninguna dio el resultado esperado. Todas han atacado a problemas laterales que lo unico que hicieron fue mejorar o dar cierta comodidad a problemas laterales del software como por ejemplo los lenguajes de alto nivel. A estos prloblemas laterales el autor del esrito los llama problemas “accidentales”.</text:span></text:p>
      <text:p text:style-name="P1"><text:span text:style-name="T2">En la actualidad hay varias ideas para solventar los problemas principales(que el autor llama “esenciales”) de la industria del software y hacer que se asemeje al crecimiento de la industria del hardware. Estos ataques a la esencia son prometedores pero no se los puede considerar la bala de plata ya que no lograron mejorar al situacion aun.</text:span></text:p>
      <text:p text:style-name="P1"><text:span text:style-name="T2"/></text:p>
      <text:h text:style-name="P7" text:outline-level="1"><text:bookmark-start text:name="__RefHeading__345_20513378371"/><text:span text:style-name="T2">Resumen</text:span><text:bookmark-end text:name="__RefHeading__345_20513378371"/></text:h>
      <text:p text:style-name="P5"><text:span text:style-name="T2">La frase “No silver bullet” en relación a la ingenieria del software quiere decir que no hay una bala de plata(sea una metodologia, tecnologia u otro factor) que mejore la situacion del software reduciendo los costos y mejoando su productividad y fiabilidad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h text:style-name="P7" text:outline-level="1"><text:span text:style-name="T2"/></text:h>
      <text:h text:style-name="P6" text:outline-level="1"><text:span text:style-name="T2"/></text:h>
      <text:h text:style-name="P6" text:outline-level="1"><text:span text:style-name="T2"/></text:h>
      <text:h text:style-name="P6" text:outline-level="1"><text:span text:style-name="T2"/></text:h>
      <text:h text:style-name="P6" text:outline-level="1"><text:span text:style-name="T2"/></text:h>
      <text:h text:style-name="P6" text:outline-level="1"><text:span text:style-name="T2"/></text:h>
      <text:h text:style-name="P6" text:outline-level="1"><text:span text:style-name="T2"/></text:h>
      <text:h text:style-name="P6" text:outline-level="1"><text:span text:style-name="T2"/></text:h>
      <text:h text:style-name="P6" text:outline-level="1"><text:bookmark-start text:name="__RefHeading__343_2051337837"/><text:bookmark-end text:name="__RefHeading__343_2051337837"/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6T22:05:01.91</meta:creation-date>
    <meta:generator>LibreOffice/3.6$Windows_x86 LibreOffice_project/932b512-69e3009-7a10e5c-fc86223-a55908</meta:generator>
    <dc:date>2012-08-29T11:19:59.56</dc:date>
    <meta:editing-duration>P0D</meta:editing-duration>
    <meta:editing-cycles>2</meta:editing-cycles>
    <meta:document-statistic meta:table-count="0" meta:image-count="0" meta:object-count="0" meta:page-count="2" meta:paragraph-count="16" meta:word-count="267" meta:character-count="1587" meta:non-whitespace-character-count="1335"/>
  </office:meta>
</office:document-meta>
</file>